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Roman Uralic" svg:font-family="'Roman Uralic'" style:font-adornments="Bold"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text-properties fo:font-size="14pt" officeooo:rsid="000c792f" officeooo:paragraph-rsid="000c792f" style:font-size-asian="12.25pt" style:font-size-complex="14pt"/>
    </style:style>
    <style:style style:name="P2" style:family="paragraph" style:parent-style-name="Standard">
      <style:paragraph-properties fo:text-align="start" style:justify-single-word="false"/>
      <style:text-properties fo:font-size="14pt" officeooo:rsid="000c792f" officeooo:paragraph-rsid="000c792f" style:font-size-asian="12.25pt" style:font-size-complex="14pt"/>
    </style:style>
    <style:style style:name="P3" style:family="paragraph" style:parent-style-name="Standard">
      <style:paragraph-properties fo:text-align="end" style:justify-single-word="false"/>
      <style:text-properties fo:font-size="14pt" officeooo:rsid="000c792f" officeooo:paragraph-rsid="000c792f" style:font-size-asian="12.25pt" style:font-size-complex="14pt"/>
    </style:style>
    <style:style style:name="P4" style:family="paragraph" style:parent-style-name="Standard">
      <style:paragraph-properties fo:text-align="start" style:justify-single-word="false"/>
      <style:text-properties fo:font-size="14pt" officeooo:rsid="000e4852" officeooo:paragraph-rsid="000e4852" style:font-size-asian="12.25pt" style:font-size-complex="14pt"/>
    </style:style>
    <style:style style:name="P5" style:family="paragraph" style:parent-style-name="Standard">
      <style:paragraph-properties fo:text-align="start" style:justify-single-word="false"/>
      <style:text-properties fo:font-size="14pt" officeooo:rsid="0010d108" officeooo:paragraph-rsid="0010d108" style:font-size-asian="12.25pt" style:font-size-complex="14pt"/>
    </style:style>
    <style:style style:name="P6" style:family="paragraph" style:parent-style-name="Standard">
      <style:paragraph-properties fo:text-align="start" style:justify-single-word="false"/>
      <style:text-properties fo:font-size="14pt" officeooo:rsid="000ef954" officeooo:paragraph-rsid="000ef954" style:font-size-asian="14pt" style:font-size-complex="14pt"/>
    </style:style>
    <style:style style:name="P7" style:family="paragraph" style:parent-style-name="Standard">
      <style:paragraph-properties fo:text-align="start" style:justify-single-word="false"/>
      <style:text-properties fo:font-size="18pt" officeooo:rsid="000ef954" officeooo:paragraph-rsid="000ef954" style:font-size-asian="18pt" style:font-size-complex="18pt"/>
    </style:style>
    <style:style style:name="P8" style:family="paragraph" style:parent-style-name="Standard">
      <style:paragraph-properties fo:text-align="start" style:justify-single-word="false"/>
      <style:text-properties fo:font-size="18pt" officeooo:rsid="0010d108" officeooo:paragraph-rsid="0010d108" style:font-size-asian="18pt" style:font-size-complex="18pt"/>
    </style:style>
    <style:style style:name="P9" style:family="paragraph" style:parent-style-name="Standard">
      <style:paragraph-properties fo:text-align="start" style:justify-single-word="false"/>
      <style:text-properties fo:font-size="18pt" officeooo:rsid="00121e74" officeooo:paragraph-rsid="00121e74" style:font-size-asian="18pt" style:font-size-complex="18pt"/>
    </style:style>
    <style:style style:name="P10" style:family="paragraph" style:parent-style-name="Standard">
      <style:paragraph-properties fo:text-align="start" style:justify-single-word="false"/>
      <style:text-properties fo:font-size="18pt" officeooo:rsid="001288f8" officeooo:paragraph-rsid="001288f8" style:font-size-asian="18pt" style:font-size-complex="18pt"/>
    </style:style>
    <style:style style:name="P11" style:family="paragraph" style:parent-style-name="Standard">
      <style:paragraph-properties fo:text-align="start" style:justify-single-word="false"/>
      <style:text-properties fo:font-size="18pt" officeooo:rsid="0014554a" officeooo:paragraph-rsid="0014554a" style:font-size-asian="18pt" style:font-size-complex="18pt"/>
    </style:style>
    <style:style style:name="P12" style:family="paragraph" style:parent-style-name="Standard">
      <style:paragraph-properties fo:text-align="center" style:justify-single-word="false"/>
      <style:text-properties style:font-name="Roman Uralic" fo:font-size="20pt" officeooo:rsid="000c792f" officeooo:paragraph-rsid="000c792f" style:font-size-asian="20pt" style:font-size-complex="20pt"/>
    </style:style>
    <style:style style:name="P13" style:family="paragraph" style:parent-style-name="Standard">
      <style:paragraph-properties fo:text-align="center" style:justify-single-word="false"/>
      <style:text-properties style:font-name="Roman Uralic" officeooo:rsid="000c792f" officeooo:paragraph-rsid="000c792f"/>
    </style:style>
    <style:style style:name="P14" style:family="paragraph" style:parent-style-name="Standard" style:list-style-name="L1">
      <style:paragraph-properties fo:text-align="start" style:justify-single-word="false"/>
      <style:text-properties fo:font-size="18pt" officeooo:rsid="000c792f" officeooo:paragraph-rsid="000c792f" style:font-size-asian="18pt" style:font-size-complex="18pt"/>
    </style:style>
    <style:style style:name="P15" style:family="paragraph" style:parent-style-name="Standard">
      <style:paragraph-properties fo:text-align="start" style:justify-single-word="false"/>
      <style:text-properties fo:font-size="18pt" officeooo:rsid="000c792f" officeooo:paragraph-rsid="000c792f" style:font-size-asian="18pt" style:font-size-complex="18pt"/>
    </style:style>
    <style:style style:name="P16" style:family="paragraph" style:parent-style-name="Standard">
      <style:paragraph-properties fo:text-align="start" style:justify-single-word="false"/>
      <style:text-properties fo:font-size="18pt" officeooo:rsid="0015f59e" officeooo:paragraph-rsid="00175c83" style:font-size-asian="18pt" style:font-size-complex="18pt"/>
    </style:style>
    <style:style style:name="P17" style:family="paragraph" style:parent-style-name="Standard">
      <style:paragraph-properties fo:text-align="start" style:justify-single-word="false"/>
      <style:text-properties fo:font-size="18pt" officeooo:rsid="0017f08a" officeooo:paragraph-rsid="0017f08a" style:font-size-asian="18pt" style:font-size-complex="18pt"/>
    </style:style>
    <style:style style:name="P18" style:family="paragraph" style:parent-style-name="Standard">
      <style:paragraph-properties fo:text-align="start" style:justify-single-word="false"/>
      <style:text-properties fo:font-size="18pt" officeooo:rsid="0014554a" officeooo:paragraph-rsid="001997b7" style:font-size-asian="18pt" style:font-size-complex="18pt"/>
    </style:style>
    <style:style style:name="P19" style:family="paragraph" style:parent-style-name="Standard">
      <style:paragraph-properties fo:text-align="start" style:justify-single-word="false"/>
      <style:text-properties fo:font-size="18pt" fo:font-weight="normal" officeooo:rsid="0017f08a" officeooo:paragraph-rsid="0017f08a" style:font-size-asian="18pt" style:font-weight-asian="normal" style:font-size-complex="18pt" style:font-weight-complex="normal"/>
    </style:style>
    <style:style style:name="P20" style:family="paragraph" style:parent-style-name="Standard" style:list-style-name="L2">
      <style:paragraph-properties fo:text-align="start" style:justify-single-word="false"/>
      <style:text-properties fo:font-size="14pt" officeooo:rsid="000c792f" officeooo:paragraph-rsid="000c792f" style:font-size-asian="14pt" style:font-size-complex="14pt"/>
    </style:style>
    <style:style style:name="P21" style:family="paragraph" style:parent-style-name="Standard" style:list-style-name="L2">
      <style:paragraph-properties fo:text-align="start" style:justify-single-word="false"/>
      <style:text-properties fo:font-size="14pt" officeooo:rsid="000d41bb" officeooo:paragraph-rsid="000d41bb" style:font-size-asian="14pt" style:font-size-complex="14pt"/>
    </style:style>
    <style:style style:name="P22" style:family="paragraph" style:parent-style-name="Standard">
      <style:text-properties fo:font-size="14pt" officeooo:paragraph-rsid="0017f08a" style:font-size-asian="14pt" style:font-size-complex="14pt"/>
    </style:style>
    <style:style style:name="P23" style:family="paragraph" style:parent-style-name="Standard">
      <style:paragraph-properties fo:text-align="start" style:justify-single-word="false"/>
      <style:text-properties fo:font-size="14pt" officeooo:rsid="0017f08a" officeooo:paragraph-rsid="0017f08a" style:font-size-asian="14pt" style:font-size-complex="14pt"/>
    </style:style>
    <style:style style:name="P24" style:family="paragraph" style:parent-style-name="Standard">
      <style:text-properties fo:font-size="14pt" officeooo:rsid="0017f08a" officeooo:paragraph-rsid="0017f08a" style:font-size-asian="14pt" style:font-size-complex="14pt"/>
    </style:style>
    <style:style style:name="P25" style:family="paragraph" style:parent-style-name="Standard">
      <style:paragraph-properties fo:text-align="start" style:justify-single-word="false"/>
      <style:text-properties fo:font-size="14pt" officeooo:rsid="001997b7" officeooo:paragraph-rsid="001997b7" style:font-size-asian="14pt" style:font-size-complex="14pt"/>
    </style:style>
    <style:style style:name="P26" style:family="paragraph" style:parent-style-name="Standard">
      <style:paragraph-properties fo:text-align="start" style:justify-single-word="false"/>
      <style:text-properties fo:font-size="14pt" officeooo:rsid="0014554a" officeooo:paragraph-rsid="001997b7" style:font-size-asian="14pt" style:font-size-complex="14pt"/>
    </style:style>
    <style:style style:name="P27" style:family="paragraph" style:parent-style-name="Standard" style:list-style-name="L2">
      <style:paragraph-properties fo:text-align="start" style:justify-single-word="false"/>
      <style:text-properties fo:font-size="14pt" officeooo:rsid="000e4852" officeooo:paragraph-rsid="000e4852" style:font-size-asian="12.25pt" style:font-size-complex="14pt"/>
    </style:style>
    <style:style style:name="P28" style:family="paragraph" style:parent-style-name="Standard">
      <style:paragraph-properties fo:text-align="start" style:justify-single-word="false"/>
      <style:text-properties fo:font-size="14pt" officeooo:rsid="00121e74" officeooo:paragraph-rsid="00121e74" style:font-size-asian="12.25pt" style:font-size-complex="14pt"/>
    </style:style>
    <style:style style:name="P29" style:family="paragraph" style:parent-style-name="Standard">
      <style:paragraph-properties fo:text-align="start" style:justify-single-word="false"/>
      <style:text-properties fo:font-size="14pt" officeooo:rsid="001288f8" officeooo:paragraph-rsid="00121e74" style:font-size-asian="12.25pt" style:font-size-complex="14pt"/>
    </style:style>
    <style:style style:name="P30" style:family="paragraph" style:parent-style-name="Standard">
      <style:paragraph-properties fo:text-align="start" style:justify-single-word="false"/>
      <style:text-properties fo:font-size="14pt" officeooo:rsid="001288f8" officeooo:paragraph-rsid="001288f8" style:font-size-asian="12.25pt" style:font-size-complex="14pt"/>
    </style:style>
    <style:style style:name="P31" style:family="paragraph" style:parent-style-name="Standard">
      <style:paragraph-properties fo:text-align="start" style:justify-single-word="false"/>
      <style:text-properties fo:font-size="14pt" officeooo:rsid="0014554a" officeooo:paragraph-rsid="001288f8" style:font-size-asian="12.25pt" style:font-size-complex="14pt"/>
    </style:style>
    <style:style style:name="P32" style:family="paragraph" style:parent-style-name="Standard">
      <style:paragraph-properties fo:text-align="start" style:justify-single-word="false"/>
      <style:text-properties fo:font-size="14pt" fo:font-weight="normal" officeooo:rsid="0015f59e" officeooo:paragraph-rsid="0014554a" style:font-size-asian="12.25pt" style:font-weight-asian="normal" style:font-size-complex="14pt" style:font-weight-complex="normal"/>
    </style:style>
    <style:style style:name="P33" style:family="paragraph" style:parent-style-name="Standard">
      <style:paragraph-properties fo:text-align="start" style:justify-single-word="false"/>
      <style:text-properties fo:font-size="14pt" fo:font-weight="normal" officeooo:rsid="0015f59e" officeooo:paragraph-rsid="0015f59e" style:font-size-asian="12.25pt" style:font-weight-asian="normal" style:font-size-complex="14pt" style:font-weight-complex="normal"/>
    </style:style>
    <style:style style:name="P34" style:family="paragraph" style:parent-style-name="Standard">
      <style:paragraph-properties fo:text-align="start" style:justify-single-word="false"/>
      <style:text-properties fo:font-size="14pt" fo:font-weight="normal" officeooo:rsid="0015f59e" officeooo:paragraph-rsid="00175c83" style:font-size-asian="12.25pt" style:font-weight-asian="normal" style:font-size-complex="14pt" style:font-weight-complex="normal"/>
    </style:style>
    <style:style style:name="P35" style:family="paragraph" style:parent-style-name="Standard">
      <style:paragraph-properties fo:text-align="start" style:justify-single-word="false"/>
      <style:text-properties fo:font-size="14pt" fo:font-weight="normal" officeooo:rsid="0017f08a" officeooo:paragraph-rsid="0017f08a" style:font-size-asian="14pt" style:font-weight-asian="normal" style:font-size-complex="14pt" style:font-weight-complex="normal"/>
    </style:style>
    <style:style style:name="P36" style:family="paragraph" style:parent-style-name="Standard">
      <style:paragraph-properties fo:text-align="start" style:justify-single-word="false"/>
      <style:text-properties fo:font-size="14pt" fo:font-weight="normal" officeooo:rsid="0017f08a" officeooo:paragraph-rsid="001997b7" style:font-size-asian="14pt" style:font-weight-asian="normal" style:font-size-complex="14pt" style:font-weight-complex="normal"/>
    </style:style>
    <style:style style:name="P37" style:family="paragraph" style:parent-style-name="Standard" style:list-style-name="L2">
      <style:paragraph-properties fo:text-align="start" style:justify-single-word="false"/>
      <style:text-properties fo:font-size="12pt" officeooo:rsid="000d41bb" officeooo:paragraph-rsid="000d41bb" style:font-size-asian="12pt" style:font-size-complex="12pt"/>
    </style:style>
    <style:style style:name="P38" style:family="paragraph" style:parent-style-name="Standard" style:list-style-name="L2">
      <style:paragraph-properties fo:text-align="start" style:justify-single-word="false"/>
      <style:text-properties fo:font-size="12pt" officeooo:rsid="00121e74" officeooo:paragraph-rsid="00121e74" style:font-size-asian="12pt" style:font-size-complex="12pt"/>
    </style:style>
    <style:style style:name="T1" style:family="text">
      <style:text-properties fo:font-size="20pt" style:font-size-asian="20pt" style:font-size-complex="20pt"/>
    </style:style>
    <style:style style:name="T2" style:family="text">
      <style:text-properties fo:font-size="20pt" officeooo:rsid="000ef954" style:font-size-asian="20pt" style:font-size-complex="20pt"/>
    </style:style>
    <style:style style:name="T3" style:family="text">
      <style:text-properties fo:font-size="14pt" style:font-size-asian="14pt" style:font-size-complex="14pt"/>
    </style:style>
    <style:style style:name="T4" style:family="text">
      <style:text-properties fo:font-size="14pt" officeooo:rsid="0015f59e" style:font-size-asian="14pt" style:font-size-complex="14pt"/>
    </style:style>
    <style:style style:name="T5" style:family="text">
      <style:text-properties fo:font-size="14pt" style:font-size-asian="12.25pt" style:font-size-complex="14pt"/>
    </style:style>
    <style:style style:name="T6" style:family="text">
      <style:text-properties fo:font-size="14pt" officeooo:rsid="001288f8" style:font-size-asian="12.25pt" style:font-size-complex="14pt"/>
    </style:style>
    <style:style style:name="T7" style:family="text">
      <style:text-properties fo:font-size="14pt" officeooo:rsid="0014554a" style:font-size-asian="12.25pt" style:font-size-complex="14pt"/>
    </style:style>
    <style:style style:name="T8" style:family="text">
      <style:text-properties fo:font-size="14pt" officeooo:rsid="0015f59e" style:font-size-asian="12.25pt" style:font-size-complex="14pt"/>
    </style:style>
    <style:style style:name="T9" style:family="text">
      <style:text-properties fo:font-size="14pt" fo:font-weight="bold" style:font-size-asian="12.25pt" style:font-weight-asian="bold" style:font-size-complex="14pt" style:font-weight-complex="bold"/>
    </style:style>
    <style:style style:name="T10" style:family="text">
      <style:text-properties fo:font-size="14pt" fo:font-weight="bold" officeooo:rsid="0015f59e" style:font-size-asian="12.25pt" style:font-weight-asian="bold" style:font-size-complex="14pt" style:font-weight-complex="bold"/>
    </style:style>
    <style:style style:name="T11" style:family="text">
      <style:text-properties fo:font-size="14pt" fo:font-weight="normal" style:font-size-asian="12.25pt" style:font-weight-asian="normal" style:font-size-complex="14pt" style:font-weight-complex="normal"/>
    </style:style>
    <style:style style:name="T12" style:family="text">
      <style:text-properties fo:font-size="14pt" fo:font-weight="normal" officeooo:rsid="0015f59e" style:font-size-asian="12.25pt" style:font-weight-asian="normal" style:font-size-complex="14pt" style:font-weight-complex="normal"/>
    </style:style>
    <style:style style:name="T13" style:family="text">
      <style:text-properties officeooo:rsid="000e4852"/>
    </style:style>
    <style:style style:name="T14" style:family="text">
      <style:text-properties officeooo:rsid="00121e74"/>
    </style:style>
    <style:style style:name="T15" style:family="text">
      <style:text-properties officeooo:rsid="0017f08a"/>
    </style:style>
    <style:style style:name="T16" style:family="text">
      <style:text-properties fo:font-weight="normal" style:font-weight-asian="normal" style:font-weight-complex="normal"/>
    </style:style>
    <style:style style:name="T17" style:family="text">
      <style:text-properties officeooo:rsid="001997b7"/>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RELAZIONE SISTEMI OPERATIVI</text:p>
      <text:p text:style-name="P12">CHAT MULTICANALE</text:p>
      <text:p text:style-name="P13"><text:span text:style-name="T1">AA 201</text:span><text:span text:style-name="T2">8</text:span><text:span text:style-name="T1">/20</text:span><text:span text:style-name="T2">19</text:span></text:p>
      <text:p text:style-name="P1"/>
      <text:p text:style-name="P3">Caliandro Pierciro 0252345</text:p>
      <text:p text:style-name="P3">Falcone Gian Marco 0253055</text:p>
      <text:p text:style-name="P2"/>
      <text:p text:style-name="P2"/>
      <text:p text:style-name="P2"><text:lin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list xml:id="list2481062915" text:style-name="L1">
        <text:list-header>
          <text:p text:style-name="P14"/>
        </text:list-header>
      </text:list>
      <text:p text:style-name="P15"/>
      <text:p text:style-name="P15"/>
      <text:p text:style-name="P15"/>
      <text:p text:style-name="P15"/>
      <text:p text:style-name="P15"><text:soft-page-break/>INDICE</text:p>
      <text:p text:style-name="P15"/>
      <text:p text:style-name="P15"/>
      <text:list xml:id="list549356769" text:style-name="L2">
        <text:list-item>
          <text:p text:style-name="P20">Specifiche del progetto<text:tab/><text:tab/><text:tab/><text:tab/><text:tab/><text:tab/><text:tab/><text:tab/><text:tab/><text:tab/><text:tab/><text:tab/><text:tab/>3</text:p>
          <text:p text:style-name="P20"/>
        </text:list-item>
        <text:list-item>
          <text:p text:style-name="P21">Scelte progettuali e realizzative<text:tab/><text:tab/><text:tab/><text:tab/><text:tab/><text:tab/><text:tab/><text:tab/><text:tab/><text:tab/><text:tab/>4</text:p>
          <text:list>
            <text:list-item>
              <text:p text:style-name="P37">Multi-threading<text:tab/><text:tab/><text:tab/><text:tab/><text:tab/><text:tab/><text:tab/><text:tab/><text:tab/><text:tab/><text:tab/><text:tab/><text:tab/><text:tab/><text:tab/> 5</text:p>
            </text:list-item>
            <text:list-item>
              <text:p text:style-name="P37">Semafori<text:tab/><text:tab/><text:tab/><text:tab/><text:tab/><text:tab/><text:tab/><text:tab/><text:tab/><text:tab/><text:tab/><text:tab/><text:tab/><text:tab/><text:tab/><text:tab/> 6</text:p>
            </text:list-item>
            <text:list-item>
              <text:p text:style-name="P37">Socket<text:tab/><text:tab/><text:tab/><text:tab/><text:tab/><text:tab/><text:tab/><text:tab/><text:tab/><text:tab/><text:tab/><text:tab/><text:tab/><text:tab/><text:tab/><text:tab/><text:tab/> 7</text:p>
            </text:list-item>
            <text:list-item>
              <text:p text:style-name="P37">Liste collegate<text:tab/><text:tab/><text:tab/><text:tab/><text:tab/><text:tab/><text:tab/><text:tab/><text:tab/><text:tab/><text:tab/><text:tab/><text:tab/><text:tab/><text:tab/> <text:span text:style-name="T13">8</text:span></text:p>
            </text:list-item>
            <text:list-item>
              <text:p text:style-name="P38">Gestione del segnale ctrl + c<text:tab/><text:tab/><text:tab/><text:tab/><text:tab/><text:tab/><text:tab/><text:tab/><text:tab/><text:tab/><text:tab/><text:tab/> 9</text:p>
              <text:p text:style-name="P37"/>
            </text:list-item>
          </text:list>
        </text:list-item>
        <text:list-item>
          <text:p text:style-name="P27">Manuale d’uso<text:tab/><text:tab/><text:tab/><text:tab/><text:tab/><text:tab/><text:tab/><text:tab/><text:tab/><text:tab/><text:tab/><text:tab/><text:tab/><text:tab/><text:tab/><text:tab/><text:span text:style-name="T14">10</text:span></text:p>
          <text:p text:style-name="P27"/>
        </text:list-item>
        <text:list-item>
          <text:p text:style-name="P27">Codice sorgente<text:tab/><text:tab/><text:tab/><text:tab/><text:tab/><text:tab/><text:tab/><text:tab/><text:tab/><text:tab/><text:tab/><text:tab/><text:tab/><text:tab/><text:tab/>1<text:span text:style-name="T14">1</text:span></text:p>
        </text:list-item>
      </text:list>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7">SPECIFICHE DI PROGETTO</text:p>
      <text:p text:style-name="P6"/>
      <text:p text:style-name="P6">Chat multicanale<text:line-break/><text:line-break/>Realizzazione di un servizio "chat" via internet offerto tramite server <text:line-break/>che gestisce un insieme di processi client (residenti, in generale, su<text:line-break/>macchine diverse). Il server deve essere in grado di acquisire in input <text:line-break/>da ogni client una linea alla volta e inviarla a tutti gli altri client<text:line-break/>attualmente presenti nella chat.<text:line-break/>Ogni client potrà decidere se creare un nuovo canale di conversazione, <text:line-break/>effettuare il join ad un canale già esistente, lasciare il canale, <text:line-break/>o chiudere il canale (solo nel caso che l'abbia istanziato).<text:line-break/><text:line-break/>Si precisa che la specifica richiede la realizzazione del software sia per<text:line-break/>l'applicazione client che per l'applicazione server.</text:p>
      <text:p text:style-name="P6"/>
      <text:p text:style-name="P6"/>
      <text:p text:style-name="P6">La scelta è stata di implementare entrambe le versioni del server e del client per sistemi operativi Unix.</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8"><text:soft-page-break/>SCELTE PROGETTUALI E REALIZZATIVE</text:p>
      <text:p text:style-name="P8"/>
      <text:p text:style-name="P5">Le scelte progettuali hanno riguardato in particolar modo l’implementazione dell’applicazione del server,in quanto è stato necessario dover gestire richieste da parte dei client in maniera concorrente e non sequenziale e dover assicurare la corretta <text:span text:style-name="T14">evasione delle richieste.</text:span></text:p>
      <text:p text:style-name="P5"/>
      <text:p text:style-name="P9">MULTI-THREADING</text:p>
      <text:p text:style-name="P9"/>
      <text:p text:style-name="P9"><text:span text:style-name="T3">La</text:span> <text:span text:style-name="T5">scelta di utilizzare thread nel server è dovuta al fatto che,come detto in precedenza,era necessario gestire richieste da parte dei client che arrivavano concorrentemente,ed era importante evitare che il server rimanesse bloccato ad evadere una singola richiesta.</text:span></text:p>
      <text:p text:style-name="P28">Sono stati utilizzati 3 thread nel server,strutturati come segue:</text:p>
      <text:p text:style-name="P28"/>
      <text:p text:style-name="P9"><text:span text:style-name="T5"><text:tab/>- <text:s/>evadi_richiesta(void * arg) : thread che gestisce le richieste dei client,che <text:tab/>possono essere richieste di creazione della chat </text:span><text:span text:style-name="T6">o di join in una chat esistente.</text:span></text:p>
      <text:p text:style-name="P29"><text:tab/></text:p>
      <text:p text:style-name="P30"><text:tab/>- <text:s/>thread_chat(void * arg) : thread delegato alla gestione della chat,generato ogni <text:tab/>volta che viene richiesta la creazione di una nuova chat da parte di un client. <text:tab/>Questo thread avrà poi il compito di gestire gli utenti in chat inserendo i nuovi <text:tab/>utenti che fanno il join nella chat,cancellando dalla chat gli utenti che sono usciti <text:tab/>e controllando se l’utente che ha creato la chat è uscito.</text:p>
      <text:p text:style-name="P30"><text:s text:c="2"/></text:p>
      <text:p text:style-name="P30"/>
      <text:p text:style-name="P30"><text:tab/>- <text:s/>gestisci_user(void * argu) : thread delegato alla gestione del singolo client . Il <text:tab/>compito del thread è quello di mandare i messaggi del client a tutti gli altri client <text:tab/>connessi alla sua chat e verificare se il client non ha richiesto di <text:s/>abbandonare</text:p>
      <text:p text:style-name="P30"><text:tab/>la chat.</text:p>
      <text:p text:style-name="P30"/>
      <text:p text:style-name="P30"/>
      <text:p text:style-name="P30">Anche nell’applicazione del client è stato scelto di utilizzare un thread per differenziare l’invio dei messaggi del client dalla ricezione dei messaggi scritti dagli altri membri della chat. In questo modo,è possibile per il client leggere senza necessariamente aver bisogno di scrivere messaggi. Il thread utilizzato è stato strutturato in questo modo:</text:p>
      <text:p text:style-name="P10"><text:span text:style-name="T5"><text:tab/>- ricevi_msg(void *) : </text:span><text:span text:style-name="T7">il thread rimane continuativamente in attesa di un nuovo <text:tab/>messaggio e,dopo aver verificato che il messaggio ricevuto non è un messaggio di <text:tab/>chiusura da parte del server,manda il messaggio in output sul terminale.</text:span></text:p>
      <text:p text:style-name="P31"/>
      <text:p text:style-name="P31"/>
      <text:p text:style-name="P31"/>
      <text:p text:style-name="P11"/>
      <text:p text:style-name="P11"><text:soft-page-break/>SEMAFORI</text:p>
      <text:p text:style-name="P11"><text:tab/></text:p>
      <text:p text:style-name="P11"><text:span text:style-name="T4">Dato </text:span><text:span text:style-name="T8">che il sistema è una chat multi-canale,ci potrebbe essere la possibilità che arrivino più richieste simultaneamente da parte dei client. In particolar modo,essendoci un area di memoria condivisa da parte di tutti i thread attivi nell’applicazione,potrebbe anche accadere che più thread vogliano accedervi per effettuare operazioni diverse. Per ovviare a tutti questi possibili scenari problematici è stato aggiunto un semaforo,il quale ha un solo token in modo da poter permettere ad un solo thread alla volta di effettuare operazioni sull’area di memoria condivisa. Inoltre,ogni thread </text:span><text:span text:style-name="T10">thread_chat </text:span><text:span text:style-name="T12">ha un semaforo che viene segnalato ogni volta che nell’area di memoria sono presenti i dati di un client che ha richiesto di fare il join alla chat gestita da quel thread.</text:span></text:p>
      <text:p text:style-name="P32"/>
      <text:p text:style-name="P33">Un altro possibile scenario che è stato gestito nel server tramite l’utilizzo di un semaforo è stato quello del possibile arrivo di un segnale SIGINT(corrispondente alla combinazione di tasti ctrl + c),che provoca la chiusura dell’applicazione. In questo caso,è stato utilizzato un semaforo che ha tanti token quanti sono le attuali chat attive.</text:p>
      <text:p text:style-name="P16"><text:span text:style-name="T11">Il gestore del segnale sblocca quindi tutti i thread </text:span><text:span text:style-name="T9">thread_chat</text:span><text:span text:style-name="T11">,segnalando con un messaggio che il server ha ricevuto il SIGINT. Dopo di che,il gestore si mette in attesa che tutti i thread abbiano segnalato sul semaforo che è stato inviato un messaggio di chiusura del server ai client connessi,cosi che l’applicazione può essere chiusa senza causare il crash di tutti gli utenti connessi in quel momento.</text:span></text:p>
      <text:p text:style-name="P16"><text:span text:style-name="T11"/></text:p>
      <text:p text:style-name="P16"><text:span text:style-name="T11"/></text:p>
      <text:p text:style-name="P17"><text:span text:style-name="T16">SOCKET</text:span></text:p>
      <text:p text:style-name="P17"><text:span text:style-name="T16"/></text:p>
      <text:p text:style-name="P22">L<text:span text:style-name="T15">a</text:span> scelt<text:span text:style-name="T15">a</text:span> <text:span text:style-name="T15">dei</text:span> socket non riguarda tanto la tecnologia utilizzata, essendo que<text:span text:style-name="T15">sta</text:span> l'unica tecnologia a nostra disposizione che ci permetteva di raggiungere il nostro obiettivo, quanto più la sua implementazione.</text:p>
      <text:p text:style-name="P22">Infatti l'obiettivo principale del nostro progetto era quello d<text:span text:style-name="T15">i</text:span> mettere in comunicazione tra loro due o più utenti (client) attraverso la rete internet. Ci è stato quindi necessario utilizzare il socket inet, con tecnologia IPv4.</text:p>
      <text:p text:style-name="P22">La comunicazione non era diretta client – client, avendo la necessità di mettere in comunicazione anche più persone nella stessa chat, ma era mediata da un server che prendeva messaggi da un client e li riversa su tutti quelli a lui collegati.</text:p>
      <text:p text:style-name="P22">Inoltre un problema che si era presentato è stato quello di permettere a tutti gli utenti connessi nella stessa chat di avere la possibilità di scrivere e leggere dal socket senza che una delle due azioni influisse o inibisse l'altra.</text:p>
      <text:p text:style-name="P23"><text:span text:style-name="T16">Una possibilità poteva essere quella di aprire due socket diversi per ogni connessione (una in lettura e una in scrittura), ma ciò avrebbe richiesto più socket di quelli necessari e un maggior lavoro di sincronizzazione sugli stessi. Abbiamo quindi sfruttato la bidirezionalità della tecnologia socket in C, creando due thread nel client, in modo tale che uno fosse impegnato nel leggere i messaggi provenienti dal socket e </text:span><text:soft-page-break/><text:span text:style-name="T16">stamparli a schermo mentre l'altro nel prendere stringhe da standard input e riversali nel socket, così da poter raggiungere gli altri client.</text:span></text:p>
      <text:p text:style-name="P23"><text:span text:style-name="T16"/></text:p>
      <text:p text:style-name="P23"><text:span text:style-name="T16"/></text:p>
      <text:p text:style-name="P17"><text:span text:style-name="T16">LISTE COLLEGATE</text:span></text:p>
      <text:p text:style-name="P17"><text:span text:style-name="T16"/></text:p>
      <text:p text:style-name="P22">L'utilizzo d<text:span text:style-name="T15">i strutture dati</text:span> è <text:span text:style-name="T15">stato</text:span> necessario dal momento che avevamo bisogno di memorizzare sia le chat attive che gli utenti di ogni chat.</text:p>
      <text:p text:style-name="P22"><text:span text:style-name="T15">La scelta è stata </text:span>implementare entrambi come due liste doppiamente collegate, <text:span text:style-name="T15">in quanto questo era</text:span> il miglior compromesso tra il lavoro necessario ad implementarle e la loro efficienza, anche in base al possibile carico di lavoro a cui sarebbe stato sottoposto il nostro software.</text:p>
      <text:p text:style-name="P22">Le liste doppiamente collegate hanno permesso una semplice gestione dell'inserimento e dell'eliminazione di chat e utenti, nonché un facile scorrimento (che necessitava essere sempre sequenziale) degli elementi presenti in ogni lista:</text:p>
      <text:p text:style-name="P24">tutte queste operazioni venivano eseguite,nel caso peggiore, in O(n).</text:p>
      <text:p text:style-name="P23"><text:span text:style-name="T16">Naturalmente inserire ed eliminare elementi ha portato con sé la necessità di agire in modo diverso a seconda che questi si trovassero all'inizio, alla fine o in una zona qualsiasi della lista collegata.</text:span></text:p>
      <text:p text:style-name="P34"/>
      <text:p text:style-name="P34"/>
      <text:p text:style-name="P19">GESTIONE DEL CTRL +C </text:p>
      <text:p text:style-name="P19"/>
      <text:p text:style-name="P35">Come già evidenziato,il progetto riguardava una chat multicanale,a cui quindi si presuppone siano collegati molti utenti simultaneamente. Risultava quindi importante garantire che l’applicazione del client non fosse soggetta a crash improvvisi,ed uno dei casi più evidenti poteva essere l’arrivo del segnale SIGINT (corrispondente a ctrl + c) verso il server,che ne causa l’arresto immediato. Era quindi necessario poter catturare e gestire nella maniera più corretta e sicura possibile tale segnale, per questo è stato implementato un handler per la gestione del SIGINT,che svolge il seguente compito:</text:p>
      <text:p text:style-name="P35"/>
      <text:p text:style-name="P36">- all’arrivo del SIGINT, l’handler <text:span text:style-name="T17">controlla se ci sono ancora delle chat attive. Se non ce ne sono,chiude l’applicazione.</text:span></text:p>
      <text:p text:style-name="P36"/>
      <text:p text:style-name="P36">- <text:span text:style-name="T17">nel caso in cui vi siano ancora delle chat attive</text:span> , <text:span text:style-name="T17">l’handler copia un messaggio di chiusura in un campo di ogni chat attiva (che è gestita come un nodo della lista doppiamente collegata) e poi si occupa di liberare la memoria allocata precedentemente per mantenere la lista.</text:span></text:p>
      <text:p text:style-name="P36"/>
      <text:p text:style-name="P36">- <text:span text:style-name="T17">infine, l’handler si mette in attende su un semaforo che tutti <text:s/>i thread di gestione delle chat abbiano chiuso la connessione con i client, cosa che avviene mediante l’invio di un apposito messaggio di chiusura. Quando l’handler riceve la segnalazione sul semaforo da tutti i thread,chiude l’applicazione server. <text:s text:c="2"/></text:span></text:p>
      <text:p text:style-name="P18"><text:soft-page-break/><text:span text:style-name="T17">MANUALE D’USO</text:span></text:p>
      <text:p text:style-name="P18"/>
      <text:p text:style-name="P25">Per l’utilizzo dell’applicazione è necessario avere un sistema Unix,ed aver installato una versione del compilatore gcc.</text:p>
      <text:p text:style-name="P25"/>
      <text:p text:style-name="P26"/>
      <text:p text:style-name="P18"><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Roman Uralic" svg:font-family="'Roman Uralic'" style:font-adornments="Bold"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it" fo:country="IT"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28T15:29:42.577619875</meta:creation-date>
    <dc:date>2019-12-07T15:52:10.972168016</dc:date>
    <meta:editing-duration>PT32M50S</meta:editing-duration>
    <meta:editing-cycles>8</meta:editing-cycles>
    <meta:generator>LibreOffice/6.0.7.3$Linux_X86_64 LibreOffice_project/00m0$Build-3</meta:generator>
    <meta:document-statistic meta:table-count="0" meta:image-count="0" meta:object-count="0" meta:page-count="7" meta:paragraph-count="60" meta:word-count="1342" meta:character-count="8738" meta:non-whitespace-character-count="7298"/>
  </office:meta>
</office:document-meta>
</file>